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2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style:font-name="Monaco1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8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7b0052" fo:font-weight="bold" style:text-underline-style="solid" style:text-underline-width="auto" style:text-underline-color="font-color" style:font-name-asian="Monaco" style:font-size-asian="11pt" style:font-size-complex="11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font-name-asian="Monaco" style:font-size-asian="11pt" style:font-size-complex="11pt" fo:color="#000000"/>
    </style:style>
    <style:style style:name="T3" style:family="text">
      <style:text-properties style:text-underline-style="solid" style:text-underline-width="auto" style:text-underline-color="font-color" style:font-name-asian="Monaco" style:font-size-asian="11pt" style:font-size-complex="11pt" fo:color="#7b0052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name-asian="Monaco" style:font-size-asian="11pt" style:font-size-complex="11pt" fo:color="#8b008b"/>
    </style:style>
    <style:style style:name="T5" style:family="text">
      <style:text-properties style:font-weight-asian="normal" style:font-weight-complex="normal"/>
    </style:style>
  </office:automatic-styles>
  <office:body>
    <office:spreadsheet>
      <table:table table:name="AllCompiler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Expressions: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4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ompiled)" table:style-name="ta1">
        <table:table-column table:style-name="co1" table:number-columns-repeated="1024" table:default-cell-style-name="ce7"/>
        <table:table-row table:style-name="ro1">
          <table:table-cell table:style-name="ce5" office:value-type="string" calcext:value-type="string">
            <text:p>TESTS RUN AT $2015-05-30T21:47:07.819+00:00$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/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ccumulatingTests.rsc|: 1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lias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nnotatio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AssignmentTests.rsc|: 5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BacktrackingTests.rsc|: 2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allTests.rsc|: 7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allTestsAux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mprehensionTests.rsc|: 2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PatternTests1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PatternTests2.rsc|: 3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SyntaxTests1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SyntaxTests2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ConcreteTerm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ataDeclarationTests.rsc|: 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ataTypeTests.rsc|: 7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DeclarationTest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FunctionCompositionTests.rsc|: 2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Interpolation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11 tests executed; 1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KeywordParameterTests.rsc|: 18 tests executed; 4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rsingTest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Tests.rsc|: 33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DescendantTests.rsc|: 2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atternList3Tests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ProjectionTest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angeTests.rsc|: 25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educer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RegExpTests.rsc|: 6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etMatchTests1.rsc|: 5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etMatchTests2.rsc|: 6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tatementTests.rsc|: 10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SubscriptTests.rsc|: 3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TryCatchTests.rsc|: 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functionality/VisitTests.rsc|: 153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Boolean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Equality.rsc|: 6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Function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ntegers.rsc|: 2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O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IsDefined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ist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ists.rsc|: 1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Locations.rsc|: 30 tests executed; 2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aps.rsc|: 7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atching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Memoization.rsc|: 2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Nodes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Overloading.rsc|: 11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Relations.rsc|: 1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ets.rsc|: 3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olvedIssu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Strings.rsc|: 6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basic/Tuple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BooleanTests.rsc|: 1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GraphTests.rsc|: 2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IntegerTests.rsc|: 1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istRelationTests.rsc|: 14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istTests.rsc|: 24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MapTests.rsc|: 10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MathTests.rsc|: 1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NodeTests.rsc|: 5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NumberTests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RelationTests.rsc|: 5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SetTests.rsc|: 5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StringTests.rsc|: 12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TypeTests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ValueIOTests.rsc|: 4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analysis/statistics/RangeUtils.rsc|: 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ang/csv/CSVIOTests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library/lang/json/JSONIOTests.rsc|: 3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1.rsc|: 3 tests executed; 1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2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3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4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5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6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7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ImportTests8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imports/ModuleInitRang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BSTRACTTYPE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1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A2.rsc|: 4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1.rsc|: 4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2.rsc|: 4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B3.rsc|: 3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PARSETRE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TYP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ImportBase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ImportBaseExtended.rsc|: 1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ExtendBase.rsc|: 10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tests/extends/UseExtendBaseExtended.rsc|: 1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Ackermann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Bubble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basic/Factori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alls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oloredTre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ountConstruc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Cycle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Derivative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Lift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StringTemplate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Trans.rsc|: 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Replacemen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1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2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CountInLine3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common/WordCount/WordCount.rsc|: 1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Dominators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Abstrac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mbined/Automatic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mbined/Manual/Eval.rsc|: 8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ncrete/No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Exp/Concrete/WithLayout/Eval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Func/Test.rsc|: 4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lang/Lisra/Test.rsc|: 3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McCabe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ReachingDefs.rsc|: 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Slicing.rsc|: 7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demo/Uninit.rsc|: 2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format/Escape.rsc|: 5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format/Grammar.rsc|: 9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Lookahead.rsc|: 33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tests/ParserGeneratorTests.rsc|: 71 tests executed; 0 failed; 0 ignored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5" office:value-type="string" calcext:value-type="string">
            <text:p>|std:///lang/rascal/grammar/tests/Pico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C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Characters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LiteralsTests.rsc|: 3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grammar/tests/RascalGrammar.rsc|: 3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ConcreteSyntax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ExpressionGrammars.rsc|: 19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: 12 tests executed; 4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KnownIssues.rsc|: 2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meta/ModuleInfoTests.rsc|: 4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PreBootstrap.rsc|: 6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SolvedIssues.rsc|: 1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AbstractKindTests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AbstractNameTests.rsc|: 15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ypes/tests/UtilTests.rsc|: 8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util/PriorityQueue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util/UUID.rsc|: 1 tests executed; 0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2146,134,&lt;89,0&gt;,&lt;98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1701,54,&lt;64,0&gt;,&lt;64,54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1082,161,&lt;42,0&gt;,&lt;45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Tests.rsc|(851,62,&lt;34,0&gt;,&lt;36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RangeTests.rsc|(1874,61,&lt;47,0&gt;,&lt;47,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RangeTests.rsc|(1814,58,&lt;46,0&gt;,&lt;46,5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19543,108,&lt;695,0&gt;,&lt;695,10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VisitTests.rsc|(8765,86,&lt;350,0&gt;,&lt;351,63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(4012,82,&lt;86,0&gt;,&lt;86,82&gt;): FALSE MalFormedURI("tmp:/// \t\t\n\t.rsc")test fails for arguments: " \t\t\n\t"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(3913,98,&lt;85,0&gt;,&lt;85,98&gt;): FALSE MalFormedURI("tmp:/// .rsc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Memoization.rsc|(450,183,&lt;26,0&gt;,&lt;35,1&gt;): FALSE test fails for arguments: {0.5242365105616464,{$0923-02-22T23:24:22.857+00:00$,$3492-12-01T04:56:13.142+00:00$}}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Overloading.rsc|(2167,328,&lt;122,0&gt;,&lt;130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imports/ImportTests1.rsc|(195,73,&lt;10,0&gt;,&lt;13,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TEST SUMMARY: 4789 tests executed; 27 failed; 0 ignored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e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h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rascal/tests/basic/Locations.rsc|: MalFormedURI("tmp:/// .rsc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5" office:value-type="string" calcext:value-type="string">
            <text:p>|std:///lang/yaml/Model.rsc|: Java("NullPointerException","")</text:p>
          </table:table-cell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2">
          <table:table-cell table:style-name="ce5"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2">
          <table:table-cell table:style-name="ce6" table:number-columns-repeated="2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85">
          <table:table-cell table:style-name="ce6"/>
          <table:table-cell table:number-columns-repeated="3"/>
          <table:table-cell table:style-name="ce6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6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Tests (Compiled)" table:style-name="ta1">
        <table:table-column table:style-name="co1" table:number-columns-repeated="1024" table:default-cell-style-name="ce1"/>
        <table:table-row table:style-name="ro1">
          <table:table-cell table:style-name="ce5" office:value-type="string" calcext:value-type="string">
            <text:p>TESTS RUN AT $2015-05-30T22:31:41.153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7151,273,&lt;165,0&gt;,&lt;168,67&gt;): FALSE "{error(\"Nonterminal Program not declared\",|unknown:///|(4,7,\&lt;1,4\&gt;,\&lt;1,11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917,229,&lt;159,0&gt;,&lt;162,67&gt;): FALSE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702,213,&lt;154,0&gt;,&lt;157,67&gt;): FALSE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326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4,7,\&lt;1,4\&gt;,\&lt;1,11\&gt;)),error(\"Nonterminal Pro ..."</text:p>
          </table:table-cell>
          <table:table-cell table:style-name="ce8"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 table:number-rows-repeated="79">
          <table:table-cell table:style-name="ce5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Tests Combined (Compiled)" table:style-name="ta1">
        <table:table-column table:style-name="co1" table:number-columns-repeated="1024" table:default-cell-style-name="ce1"/>
        <table:table-row table:style-name="ro1">
          <table:table-cell table:style-name="ce5" office:value-type="string" calcext:value-type="string">
            <text:p>TESTS RUN AT $2015-05-31T09:12:12.197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lias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1.rsc|: 7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: 153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ocations.rsc|: 30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NodeTests.rsc|: 56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ABSTRACTTYPE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A1.rsc|: 4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A2.rsc|: 4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B1.rsc|: 4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B2.rsc|: 4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B3.rsc|: 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PARSETREE.rsc|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TYP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arserGeneratorTests.rsc|: 71 tests executed; 5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icoGrammar.rsc|: 3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CGrammar.rsc|: 3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RascalGrammar.rsc|: 3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ocations.rsc|(4012,82,&lt;86,0&gt;,&lt;86,82&gt;): FALSE MalFormedURI("tmp:///\u1680\t\u2002.rsc")test fails for arguments: "\u1680\t\u2002"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ocations.rsc|(3913,98,&lt;85,0&gt;,&lt;85,98&gt;): FALSE MalFormedURI("tmp:/// .rsc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Memoization.rsc|(450,183,&lt;26,0&gt;,&lt;35,1&gt;): FALSE test fails for arguments: {""("Dkg"(),0.5618280869728063,&lt;-141955508r781795039&gt;)}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NodeTests.rsc|(2241,83,&lt;65,0&gt;,&lt;65,8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NodeTests.rsc|(2160,80,&lt;64,0&gt;,&lt;64,8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NodeTests.rsc|(2076,82,&lt;62,0&gt;,&lt;62,8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NodeTests.rsc|(1995,80,&lt;61,0&gt;,&lt;61,8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library/lang/csv/CSVIOTests.rsc|(1859,99,&lt;61,0&gt;,&lt;61,99&gt;): FALSE "inferred types"test fails for arguments: {&lt;([]:""),[],1852322493,"08 7",|tmp:///Zx6|&gt;}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arserGeneratorTests.rsc|(13706,255,&lt;540,0&gt;,&lt;542,9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arserGeneratorTests.rsc|(13471,232,&lt;536,0&gt;,&lt;538,8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arserGeneratorTests.rsc|(13224,234,&lt;532,0&gt;,&lt;534,9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arserGeneratorTests.rsc|(7924,4221,&lt;305,0&gt;,&lt;501,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arserGeneratorTests.rsc|(7269,653,&lt;277,0&gt;,&lt;303,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PicoGrammar.rsc|(5045,93,&lt;49,0&gt;,&lt;49,9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CGrammar.rsc|(28591,84,&lt;80,0&gt;,&lt;80,8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grammar/tests/RascalGrammar.rsc|(93017,99,&lt;169,0&gt;,&lt;169,9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7151,273,&lt;165,0&gt;,&lt;168,67&gt;): FALSE "{error(\"Nonterminal Program not declared\",|unknown:///|(4,7,\&lt;1,4\&gt;,\&lt;1,11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917,229,&lt;159,0&gt;,&lt;162,67&gt;): FALSE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(6702,213,&lt;154,0&gt;,&lt;157,67&gt;): FALSE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15 tests executed; 4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Locations.rsc|: MalFormedURI("tmp:/// .rsc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yaml/Model.rsc|: Java("NullPointerException","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4,7,\&lt;1,4\&gt;,\&lt;1,11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3,7,\&lt;1,3\&gt;,\&lt;1,10\&gt;)),error(\"Nonterminal Pro ...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PatternTCTests.rsc|: "{error(\"Nonterminal Program not declared\",|unknown:///|(95,7,\&lt;7,11\&gt;,\&lt;7,18\&gt;)),error(\"Cannot match <text:s/>..."</text:p>
          </table:table-cell>
          <table:table-cell table:number-columns-repeated="102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1"/>
        <table:table-column table:style-name="co1" table:number-columns-repeated="1023" table:default-cell-style-name="ce1"/>
        <table:table-row table:style-name="ro1">
          <table:table-cell table:style-name="ce9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1" table:number-columns-repeated="1019" table:default-cell-style-name="ce16"/>
        <table:table-row table:style-name="ro1">
          <table:table-cell table:style-name="ce10" office:value-type="string" calcext:value-type="string">
            <text:p>Status of source code of all tests</text:p>
          </table:table-cell>
          <table:table-cell table:style-name="ce17" office:value-type="string" calcext:value-type="string">
            <text:p>TC= type checker</text:p>
          </table:table-cell>
          <table:table-cell table:style-name="ce17" office:value-type="string" calcext:value-type="string">
            <text:p>CMP=compiler</text:p>
          </table:table-cell>
          <table:table-cell table:style-name="ce17" office:value-type="string" calcext:value-type="string">
            <text:p><text:span text:style-name="T5">TCTests</text:span></text:p>
          </table:table-cell>
          <table:table-cell table:style-name="ce19" table:number-columns-repeated="1020"/>
        </table:table-row>
        <table:table-row table:style-name="ro1">
          <table:table-cell table:style-name="ce10"/>
          <table:table-cell table:style-name="ce17" table:number-columns-repeated="3"/>
          <table:table-cell table:style-name="ce19" table:number-columns-repeated="1020"/>
        </table:table-row>
        <table:table-row table:style-name="ro1">
          <table:table-cell table:style-name="ce11" office:value-type="string" calcext:value-type="string">
            <text:p>Used during clean-up of tests, this has been completed</text:p>
          </table:table-cell>
          <table:table-cell table:style-name="ce18" table:number-columns-repeated="3"/>
          <table:table-cell table:style-name="ce23" table:number-columns-repeated="1020"/>
        </table:table-row>
        <table:table-row table:style-name="ro1">
          <table:table-cell table:style-name="ce10"/>
          <table:table-cell table:style-name="ce17" table:number-columns-repeated="3"/>
          <table:table-cell table:style-name="ce19" table:number-columns-repeated="1020"/>
        </table:table-row>
        <table:table-row table:style-name="ro1">
          <table:table-cell table:style-name="ce12" office:value-type="string" calcext:value-type="string">
            <text:p>Goal: no commented out tests; good formatting</text:p>
          </table:table-cell>
          <table:table-cell table:style-name="ce19" table:number-columns-repeated="1023"/>
        </table:table-row>
        <table:table-row table:style-name="ro1">
          <table:table-cell table:style-name="ce13"/>
          <table:table-cell table:style-name="ce19" table:number-columns-repeated="1023"/>
        </table:table-row>
        <table:table-row table:style-name="ro1">
          <table:table-cell table:style-name="ce12" office:value-type="string" calcext:value-type="string">
            <text:p>Green only means: clean-up done</text:p>
          </table:table-cell>
          <table:table-cell table:style-name="ce17" table:number-columns-repeated="1023"/>
        </table:table-row>
        <table:table-row table:style-name="ro1">
          <table:table-cell table:style-name="ce12" office:value-type="string" calcext:value-type="string">
            <text:p>but may contain TODOs and tests may fail</text:p>
          </table:table-cell>
          <table:table-cell table:style-name="ce17" table:number-columns-repeated="1023"/>
        </table:table-row>
        <table:table-row table:style-name="ro1">
          <table:table-cell table:style-name="ce10"/>
          <table:table-cell table:style-name="ce19" table:number-columns-repeated="1023"/>
        </table:table-row>
        <table:table-row table:style-name="ro1">
          <table:table-cell table:style-name="ce13" office:value-type="string" calcext:value-type="string">
            <text:p>Runtime test</text:p>
          </table:table-cell>
          <table:table-cell table:style-name="ce19" office:value-type="string" calcext:value-type="string">
            <text:p>Clean up done?</text:p>
          </table:table-cell>
          <table:table-cell table:style-name="ce19" office:value-type="string" calcext:value-type="string">
            <text:p>Notes</text:p>
          </table:table-cell>
          <table:table-cell table:style-name="ce19" office:value-type="string" calcext:value-type="string">
            <text:p>Static test exists?</text:p>
          </table:table-cell>
          <table:table-cell table:style-name="ce19" office:value-type="string" calcext:value-type="string">
            <text:p>Clean up done?</text:p>
          </table:table-cell>
          <table:table-cell table:style-name="ce19" table:number-columns-repeated="1019"/>
        </table:table-row>
        <table:table-row table:style-name="ro1">
          <table:table-cell table:style-name="ce9"/>
          <table:table-cell table:style-name="ce20" office:value-type="string" calcext:value-type="string">
            <text:p>(!= all tests pass)</text:p>
          </table:table-cell>
          <table:table-cell table:style-name="ce20" table:number-columns-repeated="2"/>
          <table:table-cell table:style-name="ce20" office:value-type="string" calcext:value-type="string">
            <text:p>(!= all tests pass)</text:p>
          </table:table-cell>
          <table:table-cell table:style-name="ce20" table:number-columns-repeated="1019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4" office:value-type="string" calcext:value-type="string">
            <text:p>functionality/Accumulating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Alias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AnnotationTests.rsc</text:p>
          </table:table-cell>
          <table:table-cell table:style-name="ce21"/>
          <table:table-cell table:style-name="Default"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Assignmen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BackTracking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CallTests.rsc</text:p>
          </table:table-cell>
          <table:table-cell table:style-name="ce21"/>
          <table:table-cell table:style-name="Default"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Comprehens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ConcretePatternTests1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ConcretePatternTests2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DataDeclarat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DataTypeTests.rsc</text:p>
          </table:table-cell>
          <table:table-cell table:style-name="ce21"/>
          <table:table-cell office:value-type="string" calcext:value-type="string">
            <text:p><text:s/>INTERSECT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Declarat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functionality/FunctionCompositionTests.rsc</text:p>
          </table:table-cell>
          <table:table-cell table:style-name="ce21"/>
          <table:table-cell/>
          <table:table-cell table:style-name="ce21"/>
          <table:table-cell table:number-columns-repeated="1020"/>
        </table:table-row>
        <table:table-row table:style-name="ro1">
          <table:table-cell table:style-name="ce14" office:value-type="string" calcext:value-type="string">
            <text:p>functionality/Patter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PatternTestsList3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PatternTestsDescendant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Projection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Range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Reducer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ality/RegExp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Scope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Statemen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Subscrip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functionality/VisitTests.rsc</text:p>
          </table:table-cell>
          <table:table-cell table:style-name="ce21"/>
          <table:table-cell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Backtracking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Boolea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Equality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Functio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Integer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IO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stRelatio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Map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Matching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Node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Relation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e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olvedIssue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tring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String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Tuple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Boolean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Graph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Integer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ListTests.rsc</text:p>
          </table:table-cell>
          <table:table-cell table:style-name="ce21"/>
          <table:table-cell/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library/Map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Math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Number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Relation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SetTests.rsc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4" office:value-type="string" calcext:value-type="string">
            <text:p>library/StringTests.rsc</text:p>
          </table:table-cell>
          <table:table-cell table:style-name="ce21"/>
          <table:table-cell table:number-columns-repeated="1022"/>
        </table:table-row>
        <table:table-row table:style-name="ro1" table:number-rows-repeated="3">
          <table:table-cell table:style-name="ce14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 style:data-style-name="N2" text:time-value="13:07:51.6573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5-31T15:49:32.294646000</dc:date>
    <meta:editing-duration>P51DT23H11M37S</meta:editing-duration>
    <meta:editing-cycles>202</meta:editing-cycles>
    <meta:generator>LibreOffice/4.4.1.2$MacOSX_X86_64 LibreOffice_project/45e2de17089c24a1fa810c8f975a7171ba4cd432</meta:generator>
    <meta:document-statistic meta:table-count="6" meta:cell-count="579" meta:object-count="0"/>
  </office:meta>
</office:document-meta>
</file>